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e29" officeooo:paragraph-rsid="000bae29"/>
    </style:style>
    <style:style style:name="P2" style:family="paragraph" style:parent-style-name="Standard">
      <style:text-properties officeooo:rsid="000e7fe7" officeooo:paragraph-rsid="000e7fe7"/>
    </style:style>
    <style:style style:name="P3" style:family="paragraph" style:parent-style-name="Standard">
      <style:text-properties officeooo:rsid="000ea7aa" officeooo:paragraph-rsid="000ea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22/06/22</text:p>
      <text:p text:style-name="P1">Name:Ananya C</text:p>
      <text:p text:style-name="P1"/>
      <text:p text:style-name="P1">hdoop@admin1-HP-280-G4-MT-Business-PC:~$ sudo su -hadoop</text:p>
      <text:p text:style-name="P1">[sudo] password for hdoop: </text:p>
      <text:p text:style-name="P1"/>
      <text:p text:style-name="P1">Usage:</text:p>
      <text:p text:style-name="P1"><text:s/>su [options] [-] [&lt;user&gt; [&lt;argument&gt;...]]</text:p>
      <text:p text:style-name="P1"/>
      <text:p text:style-name="P1">Change the effective user ID and group ID to that of &lt;user&gt;.</text:p>
      <text:p text:style-name="P1">A mere - implies -l. <text:s/>If &lt;user&gt; is not given, root is assumed.</text:p>
      <text:p text:style-name="P1"/>
      <text:p text:style-name="P1">Options:</text:p>
      <text:p text:style-name="P1"><text:s/>-m, -p, --preserve-environment <text:s text:c="5"/>do not reset environment variables</text:p>
      <text:p text:style-name="P1"><text:s/>-w, --whitelist-environment &lt;list&gt; <text:s/>don't reset specified variables</text:p>
      <text:p text:style-name="P1"/>
      <text:p text:style-name="P1"><text:s/>-g, --group &lt;group&gt; <text:s text:c="12"/>specify the primary group</text:p>
      <text:p text:style-name="P1"><text:s/>-G, --supp-group &lt;group&gt; <text:s text:c="7"/>specify a supplemental group</text:p>
      <text:p text:style-name="P1"/>
      <text:p text:style-name="P1"><text:s/>-, -l, --login <text:s text:c="17"/>make the shell a login shell</text:p>
      <text:p text:style-name="P1"><text:s/>-c, --command &lt;command&gt; <text:s text:c="8"/>pass a single command to the shell with -c</text:p>
      <text:p text:style-name="P1"><text:s/>--session-command &lt;command&gt; <text:s text:c="4"/>pass a single command to the shell with -c</text:p>
      <text:p text:style-name="P1"><text:s text:c="35"/>and do not create a new session</text:p>
      <text:p text:style-name="P1"><text:s/>-f, --fast <text:s text:c="21"/>pass -f to the shell (for csh or tcsh)</text:p>
      <text:p text:style-name="P1"><text:s/>-s, --shell &lt;shell&gt; <text:s text:c="12"/>run &lt;shell&gt; if /etc/shells allows it</text:p>
      <text:p text:style-name="P1"><text:s/>-P, --pty <text:s text:c="22"/>create a new pseudo-terminal</text:p>
      <text:p text:style-name="P1"/>
      <text:p text:style-name="P1"><text:s/>-h, --help <text:s text:c="21"/>display this help</text:p>
      <text:p text:style-name="P1"><text:s/>-V, --version <text:s text:c="18"/>display version</text:p>
      <text:p text:style-name="P1"/>
      <text:p text:style-name="P1">For more details see su(1).</text:p>
      <text:p text:style-name="P1">hdoop@admin1-HP-280-G4-MT-Business-PC:~$ cd $HADOOP_HOME/sbin</text:p>
      <text:p text:style-name="P1"/>
      <text:p text:style-name="P1">hdoop@admin1-HP-280-G4-MT-Business-PC:~/hadoop-3.2.1/sbin$ ./start-all.sh</text:p>
      <text:p text:style-name="P1"/>
      <text:p text:style-name="P1">WARNING: Attempting to start all Apache Hadoop daemons as hdoop in 10 seconds.</text:p>
      <text:p text:style-name="P1">WARNING: This is not a recommended production deployment configuration.</text:p>
      <text:p text:style-name="P1">WARNING: Use CTRL-C to abort.</text:p>
      <text:p text:style-name="P1">Starting namenodes on [localhost]</text:p>
      <text:p text:style-name="P1">Starting datanodes</text:p>
      <text:p text:style-name="P1">Starting secondary namenodes [admin1-HP-280-G4-MT-Business-PC]</text:p>
      <text:p text:style-name="P1">Starting resourcemanager</text:p>
      <text:p text:style-name="P1">Starting nodemanagers</text:p>
      <text:p text:style-name="P1"/>
      <text:p text:style-name="P1">hdoop@admin1-HP-280-G4-MT-Business-PC:~/hadoop-3.2.1/sbin$ jps</text:p>
      <text:p text:style-name="P1">3831 DataNode</text:p>
      <text:p text:style-name="P1">4263 ResourceManager</text:p>
      <text:p text:style-name="P1">4776 Jps</text:p>
      <text:p text:style-name="P1">3690 NameNode</text:p>
      <text:p text:style-name="P1">4075 SecondaryNameNode</text:p>
      <text:p text:style-name="P1">4413 NodeManager</text:p>
      <text:p text:style-name="P1"/>
      <text:p text:style-name="P1"><text:soft-page-break/>hdoop@admin1-HP-280-G4-MT-Business-PC:~/hadoop-3.2.1/sbin$ hive</text:p>
      <text:p text:style-name="P1">SLF4J: Class path contains multiple SLF4J bindings.</text:p>
      <text:p text:style-name="P1">SLF4J: Found binding in [jar:file:/home/hdoop/apache-hive-3.1.2-bin/lib/log4j-slf4j-impl-2.10.0.jar!/org/slf4j/impl/StaticLoggerBinder.class]</text:p>
      <text:p text:style-name="P1">SLF4J: Found binding in [jar:file:/home/hdoop/hadoop-3.2.1/share/hadoop/common/lib/slf4j-log4j12-1.7.25.jar!/org/slf4j/impl/StaticLoggerBinder.class]</text:p>
      <text:p text:style-name="P1">SLF4J: See http://www.slf4j.org/codes.html#multiple_bindings for an explanation.</text:p>
      <text:p text:style-name="P1">SLF4J: Actual binding is of type [org.apache.logging.slf4j.Log4jLoggerFactory]</text:p>
      <text:p text:style-name="P1">Hive Session ID = 01a2d9e6-7b1e-48e6-9ef7-4e0c53b6f87d</text:p>
      <text:p text:style-name="P1"/>
      <text:p text:style-name="P1">Logging initialized using configuration in jar:file:/home/hdoop/apache-hive-3.1.2-bin/lib/hive-common-3.1.2.jar!/hive-log4j2.properties Async: true</text:p>
      <text:p text:style-name="P1">Hive-on-MR is deprecated in Hive 2 and may not be available in the future versions. Consider using a different execution engine (i.e. spark, tez) or using Hive 1.X releases.</text:p>
      <text:p text:style-name="P1"/>
      <text:p text:style-name="P1"/>
      <text:p text:style-name="P1">To show databases:</text:p>
      <text:p text:style-name="P1">hive&gt; show databases;</text:p>
      <text:p text:style-name="P1">OK</text:p>
      <text:p text:style-name="P1">default</text:p>
      <text:p text:style-name="P1">Time taken: 0.442 seconds, Fetched: 1 row(s)</text:p>
      <text:p text:style-name="P1"/>
      <text:p text:style-name="P2">To create database:</text:p>
      <text:p text:style-name="P1">hive&gt; create database if not exists studentDB ; </text:p>
      <text:p text:style-name="P1">OK</text:p>
      <text:p text:style-name="P1">Time taken: 0.101 seconds</text:p>
      <text:p text:style-name="P1"/>
      <text:p text:style-name="P1">hive&gt; use studentDB ;</text:p>
      <text:p text:style-name="P1">OK</text:p>
      <text:p text:style-name="P1">Time taken: 0.042 seconds</text:p>
      <text:p text:style-name="P1"/>
      <text:p text:style-name="P1"/>
      <text:p text:style-name="P1">hive&gt; use studentDB;</text:p>
      <text:p text:style-name="P1">OK</text:p>
      <text:p text:style-name="P1">Time taken: 0.014 seconds</text:p>
      <text:p text:style-name="P1"/>
      <text:p text:style-name="P2">To create internal table:</text:p>
      <text:p text:style-name="P2">hive&gt; create table student(usn int, name string, age int) ;</text:p>
      <text:p text:style-name="P2">OK</text:p>
      <text:p text:style-name="P2">Time taken: 0.443 seconds</text:p>
      <text:p text:style-name="P2"/>
      <text:p text:style-name="P2">To show tables:</text:p>
      <text:p text:style-name="P2">hive&gt; show tables ;</text:p>
      <text:p text:style-name="P2">OK</text:p>
      <text:p text:style-name="P2">student</text:p>
      <text:p text:style-name="P2"/>
      <text:p text:style-name="P2">To describe the table:</text:p>
      <text:p text:style-name="P2">hive&gt; desc student ;</text:p>
      <text:p text:style-name="P2">OK</text:p>
      <text:p text:style-name="P2">usn <text:s text:c="16"/><text:tab/>int <text:s text:c="16"/><text:tab/> <text:s text:c="19"/></text:p>
      <text:p text:style-name="P2">name <text:s text:c="15"/><text:tab/>string <text:s text:c="13"/><text:tab/> <text:s text:c="19"/></text:p>
      <text:p text:style-name="P2">age <text:s text:c="16"/><text:tab/>int <text:s text:c="16"/><text:tab/> <text:s text:c="19"/></text:p>
      <text:p text:style-name="P2"><text:soft-page-break/>Time taken: 0.108 seconds, Fetched: 3 row(s)</text:p>
      <text:p text:style-name="P2"/>
      <text:p text:style-name="P3">To create a table:</text:p>
      <text:p text:style-name="P2">hive&gt; create table bank(slno int, cname string, custname string, amount int)</text:p>
      <text:p text:style-name="P2"><text:s text:c="4"/>row format delimited</text:p>
      <text:p text:style-name="P2"><text:s text:c="4"/>fields terminated by "," ;</text:p>
      <text:p text:style-name="P2">OK</text:p>
      <text:p text:style-name="P2">Time taken: 0.062 seconds</text:p>
      <text:p text:style-name="P2"/>
      <text:p text:style-name="P3">To load csv file into bank database</text:p>
      <text:p text:style-name="P2">hive&gt; load data local inpath '/home/hdoop/Desktop/bank.csv' into table bank;</text:p>
      <text:p text:style-name="P2">Loading data to table studentdb.bank</text:p>
      <text:p text:style-name="P2">OK</text:p>
      <text:p text:style-name="P2">Time taken: 0.877 seconds</text:p>
      <text:p text:style-name="P2"/>
      <text:p text:style-name="P3">To display the values of bank table</text:p>
      <text:p text:style-name="P2">hive&gt; select * from bank;</text:p>
      <text:p text:style-name="P2">OK</text:p>
      <text:p text:style-name="P2">123<text:tab/>A101<text:tab/>ananya<text:tab/>50000</text:p>
      <text:p text:style-name="P2">456<text:tab/>B101<text:tab/>ankita<text:tab/>20000</text:p>
      <text:p text:style-name="P2">789<text:tab/>C101<text:tab/>ashwini<text:tab/>10000</text:p>
      <text:p text:style-name="P2">258<text:tab/>D101<text:tab/>gowrilatha<text:tab/>50000</text:p>
      <text:p text:style-name="P2">369<text:tab/>E101<text:tab/>abhishree<text:tab/>6000</text:p>
      <text:p text:style-name="P2">Time taken: 1.212 seconds, Fetched: 5 row(s)</text:p>
      <text:p text:style-name="P2"/>
      <text:p text:style-name="P2"/>
      <text:p text:style-name="P3">Selection Queries:</text:p>
      <text:p text:style-name="P3">select max(amount) from bank;</text:p>
      <text:p text:style-name="P3">Total MapReduce CPU Time Spent: 2 seconds 620 msec</text:p>
      <text:p text:style-name="P3">OK</text:p>
      <text:p text:style-name="P3">50000</text:p>
      <text:p text:style-name="P3"/>
      <text:p text:style-name="P3">hive&gt; select min(amount) from bank;</text:p>
      <text:p text:style-name="P3">Total MapReduce CPU Time Spent: 2 seconds 650 msec</text:p>
      <text:p text:style-name="P3">OK</text:p>
      <text:p text:style-name="P3">6000</text:p>
      <text:p text:style-name="P3"/>
      <text:p text:style-name="P3">hive&gt; select avg(amount) from bank;</text:p>
      <text:p text:style-name="P3">Total MapReduce CPU Time Spent: 3 seconds 600 msec</text:p>
      <text:p text:style-name="P3">OK</text:p>
      <text:p text:style-name="P3">27200.0</text:p>
      <text:p text:style-name="P3"/>
      <text:p text:style-name="P3">hive&gt; select count(*) from bank;</text:p>
      <text:p text:style-name="P3">Total MapReduce CPU Time Spent: 2 seconds 800 msec</text:p>
      <text:p text:style-name="P3">OK</text:p>
      <text:p text:style-name="P3">5</text:p>
      <text:p text:style-name="P3"/>
      <text:p text:style-name="P3"/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4:26:07.356575345</meta:creation-date>
    <dc:date>2022-06-28T10:23:44.371354984</dc:date>
    <meta:editing-duration>PT17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17" meta:word-count="554" meta:character-count="4359" meta:non-whitespace-character-count="3564"/>
  </office:meta>
</office:document-meta>
</file>